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85F200001FA0963117C7.wmf"/>
  <manifest:file-entry manifest:media-type="image/tiff" manifest:full-path="Pictures/1000000000000338000002477ED71000.t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3.531cm" table:align="center"/>
    </style:style>
    <style:style style:name="Tableau1.A" style:family="table-column">
      <style:table-column-properties style:column-width="13.531cm"/>
    </style:style>
    <style:style style:name="Tableau1.A1" style:family="table-cell">
      <style:table-cell-properties fo:background-color="#942723" fo:padding="0.097cm" fo:border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  <style:style style:name="P5" style:family="paragraph" style:parent-style-name="Standard">
      <style:paragraph-properties fo:text-align="center" style:justify-single-word="false"/>
      <style:text-properties fo:color="#ffffff" fo:font-size="48pt" style:font-size-asian="48pt" style:font-size-complex="48pt"/>
    </style:style>
    <style:style style:name="T1" style:family="text">
      <style:text-properties fo:color="#4c4c4c" style:font-name="Arial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4c4c4c" style:font-name="Arial" fo:font-weight="bold" style:font-weight-asian="bold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<text:s text:c="3"/><draw:frame draw:style-name="fr2" draw:name="images2" text:anchor-type="as-char" svg:y="-0.951cm" svg:width="8.262cm" svg:height="1.951cm" draw:z-index="1"><draw:image xlink:href="Pictures/20000006000085F200001FA0963117C7.wm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text:span text:style-name="T4">Formation GWT</text:span></text:p>
          </table:table-cell>
        </table:table-row>
      </table:table>
      <text:p text:style-name="Standard"/>
      <text:p text:style-name="P4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1"><draw:frame draw:style-name="fr1" draw:name="images1" text:anchor-type="as-char" svg:width="16.898cm" svg:height="11.956cm" draw:z-index="0"><draw:image xlink:href="Pictures/1000000000000338000002477ED71000.t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égory Le Bonniec</meta:initial-creator>
    <meta:creation-date>2011-11-07T23:14:45.48</meta:creation-date>
    <meta:document-statistic meta:table-count="1" meta:image-count="2" meta:object-count="0" meta:page-count="1" meta:paragraph-count="3" meta:word-count="2" meta:character-count="18"/>
    <dc:date>2011-11-07T23:21:37.40</dc:date>
    <dc:creator>Grégory Le Bonniec</dc:creator>
    <meta:editing-duration>PT6M52S</meta:editing-duration>
    <meta:editing-cycles>1</meta:editing-cycles>
    <meta:generator>OpenOffice.org/3.3$Win32 OpenOffice.org_project/330m20$Build-9567</meta:generator>
  </office:meta>
</office:document-meta>
</file>